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Calibri" fo:font-weight="bold" officeooo:rsid="000f9421" officeooo:paragraph-rsid="0011e8a8" style:font-weight-asian="bold" style:font-weight-complex="bold"/>
    </style:style>
    <style:style style:name="P2" style:family="paragraph" style:parent-style-name="Text_20_body">
      <style:paragraph-properties fo:margin-top="0cm" fo:margin-bottom="0cm" loext:contextual-spacing="false"/>
      <style:text-properties style:font-name="Calibri" officeooo:rsid="000f9421" officeooo:paragraph-rsid="0011e8a8"/>
    </style:style>
    <style:style style:name="P3" style:family="paragraph" style:parent-style-name="Standard">
      <style:text-properties fo:font-weight="normal" officeooo:rsid="001e84ee" officeooo:paragraph-rsid="00110976" style:font-weight-asian="normal" style:font-weight-complex="normal"/>
    </style:style>
    <style:style style:name="P4" style:family="paragraph" style:parent-style-name="Standard">
      <style:paragraph-properties fo:line-height="100%"/>
      <style:text-properties fo:font-size="12pt" fo:language="de" fo:country="none" officeooo:paragraph-rsid="00110976" style:font-size-asian="12pt"/>
    </style:style>
    <style:style style:name="P5" style:family="paragraph" style:parent-style-name="Standard">
      <style:text-properties style:font-name="Calibri" officeooo:rsid="000f571b" officeooo:paragraph-rsid="00110976"/>
    </style:style>
    <style:style style:name="P6" style:family="paragraph" style:parent-style-name="Standard">
      <style:text-properties style:font-name="Calibri" fo:font-weight="bold" officeooo:rsid="001e7508" officeooo:paragraph-rsid="00110976" style:font-weight-asian="bold" style:font-weight-complex="bold"/>
    </style:style>
    <style:style style:name="P7" style:family="paragraph" style:parent-style-name="Standard">
      <style:text-properties style:font-name="Calibri" fo:font-weight="bold" officeooo:rsid="001fb356" officeooo:paragraph-rsid="0011e8a8" style:font-weight-asian="bold" style:font-weight-complex="bold"/>
    </style:style>
    <style:style style:name="P8" style:family="paragraph" style:parent-style-name="Standard">
      <style:text-properties style:font-name="Calibri" fo:font-weight="bold" officeooo:rsid="003720a2" officeooo:paragraph-rsid="0011e8a8" style:font-weight-asian="bold" style:font-weight-complex="bold"/>
    </style:style>
    <style:style style:name="P9" style:family="paragraph" style:parent-style-name="Standard">
      <style:text-properties style:font-name="Calibri" fo:font-weight="normal" officeooo:rsid="001e7508" officeooo:paragraph-rsid="00110976" style:font-weight-asian="normal" style:font-weight-complex="normal"/>
    </style:style>
    <style:style style:name="P10" style:family="paragraph" style:parent-style-name="Standard">
      <style:text-properties style:font-name="Calibri" fo:font-weight="normal" officeooo:rsid="001e84ee" officeooo:paragraph-rsid="00110976" style:font-weight-asian="normal" style:font-weight-complex="normal"/>
    </style:style>
    <style:style style:name="P11" style:family="paragraph" style:parent-style-name="Standard" style:list-style-name="L1">
      <style:text-properties style:font-name="Calibri" fo:font-weight="normal" officeooo:rsid="0019747c" officeooo:paragraph-rsid="00110976" style:font-weight-asian="normal" style:font-weight-complex="normal"/>
    </style:style>
    <style:style style:name="P12" style:family="paragraph" style:parent-style-name="Standard">
      <style:text-properties style:font-name="Calibri" fo:font-weight="normal" officeooo:rsid="0019747c" officeooo:paragraph-rsid="00110976" style:font-weight-asian="normal" style:font-weight-complex="normal"/>
    </style:style>
    <style:style style:name="P13" style:family="paragraph" style:parent-style-name="Standard">
      <style:text-properties style:font-name="Calibri" fo:font-weight="normal" officeooo:rsid="002e0f29" officeooo:paragraph-rsid="00110976" style:font-weight-asian="normal" style:font-weight-complex="normal"/>
    </style:style>
    <style:style style:name="P14" style:family="paragraph" style:parent-style-name="Standard">
      <style:text-properties style:font-name="Calibri" fo:font-weight="normal" officeooo:rsid="002e8ae2" officeooo:paragraph-rsid="00110976" style:font-weight-asian="normal" style:font-weight-complex="normal"/>
    </style:style>
    <style:style style:name="P15" style:family="paragraph" style:parent-style-name="Standard">
      <style:text-properties style:font-name="Calibri" fo:font-weight="normal" officeooo:rsid="002fa779" officeooo:paragraph-rsid="00110976" style:font-weight-asian="normal" style:font-weight-complex="normal"/>
    </style:style>
    <style:style style:name="P16" style:family="paragraph" style:parent-style-name="Standard" style:list-style-name="L1">
      <style:text-properties style:font-name="Calibri" fo:font-weight="normal" officeooo:rsid="0015c880" officeooo:paragraph-rsid="00110976" style:font-weight-asian="normal" style:font-weight-complex="normal"/>
    </style:style>
    <style:style style:name="P17" style:family="paragraph" style:parent-style-name="Standard">
      <style:text-properties style:font-name="Calibri" fo:font-weight="normal" officeooo:rsid="0015c880" officeooo:paragraph-rsid="00110976" style:font-weight-asian="normal" style:font-weight-complex="normal"/>
    </style:style>
    <style:style style:name="P18" style:family="paragraph" style:parent-style-name="Standard">
      <style:text-properties style:font-name="Calibri" fo:font-weight="normal" officeooo:rsid="0035fb1c" officeooo:paragraph-rsid="00110976" style:font-weight-asian="normal" style:font-weight-complex="normal"/>
    </style:style>
    <style:style style:name="P19" style:family="paragraph" style:parent-style-name="Standard">
      <style:text-properties style:font-name="Calibri" fo:font-weight="normal" officeooo:rsid="0036c835" officeooo:paragraph-rsid="00110976" style:font-weight-asian="normal" style:font-weight-complex="normal"/>
    </style:style>
    <style:style style:name="P20" style:family="paragraph" style:parent-style-name="Standard">
      <style:text-properties style:font-name="Calibri" fo:font-weight="normal" officeooo:rsid="003bfa7e" officeooo:paragraph-rsid="00110976" style:font-weight-asian="normal" style:font-weight-complex="normal"/>
    </style:style>
    <style:style style:name="P21" style:family="paragraph" style:parent-style-name="Standard">
      <style:text-properties style:font-name="Calibri" fo:font-weight="normal" officeooo:rsid="0041aaf4" officeooo:paragraph-rsid="00110976" style:font-weight-asian="normal" style:font-weight-complex="normal"/>
    </style:style>
    <style:style style:name="P22" style:family="paragraph" style:parent-style-name="Standard">
      <style:text-properties style:font-name="Calibri" fo:font-weight="normal" officeooo:rsid="0044cb3e" officeooo:paragraph-rsid="00110976" style:font-weight-asian="normal" style:font-weight-complex="normal"/>
    </style:style>
    <style:style style:name="P23" style:family="paragraph" style:parent-style-name="Standard">
      <style:text-properties style:font-name="Calibri" fo:font-weight="normal" officeooo:rsid="0046c7ab" officeooo:paragraph-rsid="00110976" style:font-weight-asian="normal" style:font-weight-complex="normal"/>
    </style:style>
    <style:style style:name="P24" style:family="paragraph" style:parent-style-name="Standard">
      <style:text-properties style:font-name="Calibri" fo:font-weight="normal" officeooo:rsid="004d28cc" officeooo:paragraph-rsid="00110976" style:font-weight-asian="normal" style:font-weight-complex="normal"/>
    </style:style>
    <style:style style:name="P25" style:family="paragraph" style:parent-style-name="Standard">
      <style:text-properties style:font-name="Calibri" fo:font-weight="normal" officeooo:rsid="00279b95" officeooo:paragraph-rsid="0011e8a8" style:font-weight-asian="normal" style:font-weight-complex="normal"/>
    </style:style>
    <style:style style:name="P26" style:family="paragraph" style:parent-style-name="Standard">
      <style:text-properties style:font-name="Calibri" fo:font-weight="normal" officeooo:rsid="00288ce7" officeooo:paragraph-rsid="0011e8a8" style:font-weight-asian="normal" style:font-weight-complex="normal"/>
    </style:style>
    <style:style style:name="P27" style:family="paragraph" style:parent-style-name="Standard">
      <style:text-properties style:font-name="Calibri" fo:font-weight="normal" officeooo:rsid="002a82c7" officeooo:paragraph-rsid="0011e8a8" style:font-weight-asian="normal" style:font-weight-complex="normal"/>
    </style:style>
    <style:style style:name="P28" style:family="paragraph" style:parent-style-name="Standard">
      <style:text-properties style:font-name="Calibri" fo:font-weight="normal" officeooo:rsid="00354078" officeooo:paragraph-rsid="0011e8a8" style:font-weight-asian="normal" style:font-weight-complex="normal"/>
    </style:style>
    <style:style style:name="P29" style:family="paragraph" style:parent-style-name="Standard">
      <style:text-properties style:font-name="Calibri" fo:font-weight="normal" officeooo:rsid="00375afe" officeooo:paragraph-rsid="0011e8a8" style:font-weight-asian="normal" style:font-weight-complex="normal"/>
    </style:style>
    <style:style style:name="P30" style:family="paragraph" style:parent-style-name="Standard">
      <style:text-properties style:font-name="Calibri" fo:font-weight="normal" officeooo:rsid="003b89c0" officeooo:paragraph-rsid="0011e8a8" style:font-weight-asian="normal" style:font-weight-complex="normal"/>
    </style:style>
    <style:style style:name="P31" style:family="paragraph" style:parent-style-name="Standard">
      <style:text-properties style:font-name="Calibri" officeooo:rsid="00110976" officeooo:paragraph-rsid="00110976"/>
    </style:style>
    <style:style style:name="P32" style:family="paragraph" style:parent-style-name="Standard">
      <style:paragraph-properties fo:line-height="100%"/>
      <style:text-properties style:font-name="Calibri" fo:font-size="11pt" fo:language="de" fo:country="none" officeooo:paragraph-rsid="00110976" style:font-size-asian="11pt" style:font-name-complex="Calibri1"/>
    </style:style>
    <style:style style:name="P33" style:family="paragraph" style:parent-style-name="Standard">
      <style:paragraph-properties fo:line-height="100%"/>
      <style:text-properties style:font-name="Calibri" fo:font-size="11pt" fo:language="de" fo:country="none" fo:font-weight="normal" officeooo:rsid="002a82c7" officeooo:paragraph-rsid="0011e8a8" style:font-size-asian="11pt" style:font-weight-asian="normal" style:font-name-complex="Calibri1" style:font-weight-complex="normal"/>
    </style:style>
    <style:style style:name="P34" style:family="paragraph" style:parent-style-name="Standard">
      <style:paragraph-properties fo:line-height="100%"/>
      <style:text-properties style:font-name="Calibri" fo:font-size="11pt" fo:language="de" fo:country="none" fo:font-weight="normal" officeooo:rsid="0012c561" officeooo:paragraph-rsid="0011e8a8" style:font-size-asian="11pt" style:font-weight-asian="normal" style:font-name-complex="Calibri1" style:font-weight-complex="normal"/>
    </style:style>
    <style:style style:name="P35" style:family="paragraph" style:parent-style-name="Standard">
      <style:paragraph-properties fo:line-height="100%"/>
      <style:text-properties style:font-name="Calibri" fo:font-size="12pt" fo:language="de" fo:country="none" officeooo:paragraph-rsid="00110976" style:font-size-asian="12pt"/>
    </style:style>
    <style:style style:name="P36" style:family="paragraph" style:parent-style-name="Standard">
      <style:paragraph-properties fo:line-height="100%"/>
      <style:text-properties style:font-name="Calibri" fo:font-size="12pt" fo:language="de" fo:country="none" officeooo:rsid="000fc8a4" officeooo:paragraph-rsid="00110976" style:font-size-asian="12pt"/>
    </style:style>
    <style:style style:name="P37" style:family="paragraph" style:parent-style-name="Standard">
      <style:paragraph-properties fo:line-height="100%"/>
      <style:text-properties style:font-name="Calibri" fo:font-size="12pt" fo:language="de" fo:country="none" officeooo:rsid="0010b0a2" officeooo:paragraph-rsid="00110976" style:font-size-asian="12pt"/>
    </style:style>
    <style:style style:name="P38" style:family="paragraph" style:parent-style-name="Standard">
      <style:paragraph-properties fo:line-height="100%"/>
      <style:text-properties style:font-name="Calibri" fo:font-size="12pt" fo:language="de" fo:country="none" officeooo:rsid="0011b83d" officeooo:paragraph-rsid="00110976" style:font-size-asian="12pt"/>
    </style:style>
    <style:style style:name="P39" style:family="paragraph" style:parent-style-name="Standard">
      <style:paragraph-properties fo:line-height="100%"/>
      <style:text-properties style:font-name="Calibri" fo:font-size="12pt" fo:language="de" fo:country="none" officeooo:rsid="0010b1f5" officeooo:paragraph-rsid="00110976" style:font-size-asian="12pt"/>
    </style:style>
    <style:style style:name="P40" style:family="paragraph" style:parent-style-name="Standard">
      <style:paragraph-properties fo:line-height="100%"/>
      <style:text-properties style:font-name="Calibri" fo:font-size="12pt" fo:language="de" fo:country="none" officeooo:rsid="00110976" officeooo:paragraph-rsid="00110976" style:font-size-asian="12pt"/>
    </style:style>
    <style:style style:name="P41" style:family="paragraph" style:parent-style-name="Standard">
      <style:paragraph-properties fo:line-height="100%"/>
      <style:text-properties style:font-name="Calibri" fo:font-size="12pt" fo:language="de" fo:country="none" fo:font-style="italic" officeooo:paragraph-rsid="00110976" style:font-size-asian="12pt" style:font-style-asian="italic" style:font-style-complex="italic"/>
    </style:style>
    <style:style style:name="P42" style:family="paragraph" style:parent-style-name="Standard">
      <style:paragraph-properties fo:line-height="100%"/>
      <style:text-properties style:font-name="Calibri" fo:font-size="12pt" fo:language="de" fo:country="none" fo:font-style="italic" officeooo:rsid="0010b1f5" officeooo:paragraph-rsid="00110976" style:font-size-asian="12pt" style:font-style-asian="italic" style:font-style-complex="italic"/>
    </style:style>
    <style:style style:name="P43" style:family="paragraph" style:parent-style-name="Standard">
      <style:paragraph-properties fo:line-height="100%"/>
      <style:text-properties style:font-name="Calibri" officeooo:paragraph-rsid="00110976"/>
    </style:style>
    <style:style style:name="P44" style:family="paragraph" style:parent-style-name="Standard">
      <style:text-properties style:font-name="Calibri" officeooo:paragraph-rsid="0011e8a8"/>
    </style:style>
    <style:style style:name="P45" style:family="paragraph" style:parent-style-name="Standard">
      <style:text-properties style:font-name="Calibri" officeooo:rsid="000f9421" officeooo:paragraph-rsid="0011e8a8"/>
    </style:style>
    <style:style style:name="P46" style:family="paragraph" style:parent-style-name="Standard">
      <style:text-properties style:font-name="Calibri" officeooo:rsid="000de9ab" officeooo:paragraph-rsid="0011e8a8"/>
    </style:style>
    <style:style style:name="P47" style:family="paragraph" style:parent-style-name="Standard">
      <style:text-properties style:font-name="Calibri" officeooo:rsid="00140f12" officeooo:paragraph-rsid="0011e8a8"/>
    </style:style>
    <style:style style:name="P48" style:family="paragraph" style:parent-style-name="Standard">
      <style:text-properties style:font-name="Calibri" officeooo:rsid="001228b6" officeooo:paragraph-rsid="0011e8a8"/>
    </style:style>
    <style:style style:name="P49" style:family="paragraph" style:parent-style-name="Standard">
      <style:text-properties style:font-name="Calibri" officeooo:rsid="0013c3c4" officeooo:paragraph-rsid="0011e8a8"/>
    </style:style>
    <style:style style:name="P50" style:family="paragraph" style:parent-style-name="Standard">
      <style:text-properties style:font-name="Calibri" officeooo:rsid="001abd55" officeooo:paragraph-rsid="0011e8a8"/>
    </style:style>
    <style:style style:name="P51" style:family="paragraph" style:parent-style-name="Standard">
      <style:text-properties style:font-name="Calibri" officeooo:rsid="001d3749" officeooo:paragraph-rsid="0011e8a8"/>
    </style:style>
    <style:style style:name="P52" style:family="paragraph" style:parent-style-name="Standard">
      <style:text-properties style:font-name="Calibri" fo:font-style="italic" fo:font-weight="normal" officeooo:rsid="00279b95" officeooo:paragraph-rsid="0011e8a8" style:font-style-asian="italic" style:font-weight-asian="normal" style:font-style-complex="italic" style:font-weight-complex="normal"/>
    </style:style>
    <style:style style:name="P53" style:family="paragraph" style:parent-style-name="Standard">
      <style:text-properties style:font-name="Calibri" officeooo:rsid="0011198b" officeooo:paragraph-rsid="0011e8a8"/>
    </style:style>
    <style:style style:name="P54" style:family="paragraph" style:parent-style-name="Standard">
      <style:text-properties style:font-name="Calibri" officeooo:rsid="0012c561" officeooo:paragraph-rsid="0011e8a8"/>
    </style:style>
    <style:style style:name="P55" style:family="paragraph" style:parent-style-name="Standard">
      <style:text-properties style:font-name="Calibri" officeooo:rsid="0013f3cc" officeooo:paragraph-rsid="0011e8a8"/>
    </style:style>
    <style:style style:name="P56" style:family="paragraph" style:parent-style-name="Standard">
      <style:text-properties style:font-name="Calibri" officeooo:rsid="00117a23" officeooo:paragraph-rsid="0011e8a8"/>
    </style:style>
    <style:style style:name="P57" style:family="paragraph" style:parent-style-name="Standard">
      <style:text-properties style:font-name="Calibri" officeooo:rsid="00168ade" officeooo:paragraph-rsid="0011e8a8"/>
    </style:style>
    <style:style style:name="P58" style:family="paragraph" style:parent-style-name="Standard">
      <style:text-properties style:font-name="Calibri" officeooo:rsid="00170092" officeooo:paragraph-rsid="0011e8a8"/>
    </style:style>
    <style:style style:name="P59" style:family="paragraph" style:parent-style-name="Standard">
      <style:text-properties style:font-name="Calibri" officeooo:rsid="001a2073" officeooo:paragraph-rsid="0011e8a8"/>
    </style:style>
    <style:style style:name="P60" style:family="paragraph" style:parent-style-name="Standard">
      <style:text-properties style:font-name="Calibri" officeooo:rsid="001b023f" officeooo:paragraph-rsid="0011e8a8"/>
    </style:style>
    <style:style style:name="P61" style:family="paragraph" style:parent-style-name="Standard">
      <style:text-properties style:font-name="Calibri" officeooo:rsid="001fc033" officeooo:paragraph-rsid="0011e8a8"/>
    </style:style>
    <style:style style:name="P62" style:family="paragraph" style:parent-style-name="Standard">
      <style:text-properties style:font-name="Calibri" officeooo:rsid="002386ee" officeooo:paragraph-rsid="0011e8a8"/>
    </style:style>
    <style:style style:name="P63" style:family="paragraph" style:parent-style-name="Standard">
      <style:text-properties style:font-name="Calibri" officeooo:rsid="001dc2d7" officeooo:paragraph-rsid="0011e8a8"/>
    </style:style>
    <style:style style:name="P64" style:family="paragraph" style:parent-style-name="Standard">
      <style:text-properties style:font-name="Calibri" officeooo:rsid="0003b759" officeooo:paragraph-rsid="0011e8a8"/>
    </style:style>
    <style:style style:name="P65" style:family="paragraph" style:parent-style-name="Standard">
      <style:text-properties style:font-name="Calibri" officeooo:rsid="004e54d4" officeooo:paragraph-rsid="0011e8a8"/>
    </style:style>
    <style:style style:name="P66" style:family="paragraph" style:parent-style-name="Standard">
      <style:text-properties style:font-name="Calibri" officeooo:rsid="0024dd6e" officeooo:paragraph-rsid="0011e8a8"/>
    </style:style>
    <style:style style:name="P67" style:family="paragraph" style:parent-style-name="Standard">
      <style:text-properties style:font-name="Calibri" officeooo:rsid="0026a7f1" officeooo:paragraph-rsid="0011e8a8"/>
    </style:style>
    <style:style style:name="P68" style:family="paragraph" style:parent-style-name="Standard">
      <style:text-properties style:font-name="Calibri" officeooo:rsid="0027f886" officeooo:paragraph-rsid="0011e8a8"/>
    </style:style>
    <style:style style:name="P69" style:family="paragraph" style:parent-style-name="Standard">
      <style:text-properties style:font-name="Calibri" officeooo:rsid="002b112a" officeooo:paragraph-rsid="0011e8a8"/>
    </style:style>
    <style:style style:name="P70" style:family="paragraph" style:parent-style-name="Standard">
      <style:text-properties style:font-name="Calibri" officeooo:rsid="002d137f" officeooo:paragraph-rsid="0011e8a8"/>
    </style:style>
    <style:style style:name="P71" style:family="paragraph" style:parent-style-name="Standard">
      <style:text-properties style:font-name="Calibri" officeooo:rsid="002ebf11" officeooo:paragraph-rsid="0011e8a8"/>
    </style:style>
    <style:style style:name="P72" style:family="paragraph" style:parent-style-name="Standard">
      <style:text-properties style:font-name="Calibri" officeooo:rsid="001872e1" officeooo:paragraph-rsid="0011e8a8"/>
    </style:style>
    <style:style style:name="P73" style:family="paragraph" style:parent-style-name="Standard">
      <style:text-properties style:font-name="Calibri" officeooo:rsid="0019e023" officeooo:paragraph-rsid="0011e8a8"/>
    </style:style>
    <style:style style:name="P74" style:family="paragraph" style:parent-style-name="Standard">
      <style:text-properties style:font-name="Calibri" officeooo:rsid="00331362" officeooo:paragraph-rsid="0011e8a8"/>
    </style:style>
    <style:style style:name="P75" style:family="paragraph" style:parent-style-name="Standard">
      <style:text-properties style:font-name="Calibri" officeooo:rsid="00219dc0" officeooo:paragraph-rsid="0011e8a8"/>
    </style:style>
    <style:style style:name="P76" style:family="paragraph" style:parent-style-name="Standard">
      <style:text-properties style:font-name="Calibri" officeooo:rsid="0039d901" officeooo:paragraph-rsid="0011e8a8"/>
    </style:style>
    <style:style style:name="P77" style:family="paragraph" style:parent-style-name="Standard">
      <style:text-properties style:font-name="Calibri" officeooo:rsid="003ba5e2" officeooo:paragraph-rsid="0011e8a8"/>
    </style:style>
    <style:style style:name="P78" style:family="paragraph" style:parent-style-name="Standard">
      <style:text-properties style:font-name="Calibri" officeooo:rsid="003d7b34" officeooo:paragraph-rsid="0011e8a8"/>
    </style:style>
    <style:style style:name="P79" style:family="paragraph" style:parent-style-name="Standard">
      <style:text-properties style:font-name="Calibri" officeooo:rsid="0044d531" officeooo:paragraph-rsid="0011e8a8"/>
    </style:style>
    <style:style style:name="P80" style:family="paragraph" style:parent-style-name="Standard">
      <style:text-properties style:font-name="Calibri" officeooo:rsid="00493b36" officeooo:paragraph-rsid="0011e8a8"/>
    </style:style>
    <style:style style:name="P81" style:family="paragraph" style:parent-style-name="Standard">
      <style:text-properties style:font-name="Calibri" officeooo:rsid="000c888c" officeooo:paragraph-rsid="0011e8a8"/>
    </style:style>
    <style:style style:name="P82" style:family="paragraph" style:parent-style-name="Standard">
      <style:text-properties style:font-name="Calibri" officeooo:rsid="00046210" officeooo:paragraph-rsid="0011e8a8"/>
    </style:style>
    <style:style style:name="P83" style:family="paragraph" style:parent-style-name="Standard">
      <style:text-properties style:font-name="Calibri" officeooo:rsid="000604ec" officeooo:paragraph-rsid="0011e8a8"/>
    </style:style>
    <style:style style:name="P84" style:family="paragraph" style:parent-style-name="Standard">
      <style:text-properties style:font-name="Calibri" officeooo:rsid="00068bc7" officeooo:paragraph-rsid="0011e8a8"/>
    </style:style>
    <style:style style:name="P85" style:family="paragraph" style:parent-style-name="Standard">
      <style:text-properties style:font-name="Calibri" officeooo:rsid="000906e8" officeooo:paragraph-rsid="0011e8a8"/>
    </style:style>
    <style:style style:name="P86" style:family="paragraph" style:parent-style-name="Standard">
      <style:text-properties style:font-name="Calibri" officeooo:rsid="0009fd81" officeooo:paragraph-rsid="0011e8a8"/>
    </style:style>
    <style:style style:name="P87" style:family="paragraph" style:parent-style-name="Standard">
      <style:text-properties style:font-name="Calibri" officeooo:rsid="000b6cc2" officeooo:paragraph-rsid="0011e8a8"/>
    </style:style>
    <style:style style:name="P88" style:family="paragraph" style:parent-style-name="Standard">
      <style:text-properties style:font-name="Calibri" officeooo:rsid="000d8fc1" officeooo:paragraph-rsid="0011e8a8"/>
    </style:style>
    <style:style style:name="P89" style:family="paragraph" style:parent-style-name="Standard">
      <style:text-properties style:font-name="Calibri" officeooo:rsid="000fd2d4" officeooo:paragraph-rsid="0011e8a8"/>
    </style:style>
    <style:style style:name="P90" style:family="paragraph" style:parent-style-name="Standard">
      <style:text-properties style:font-name="Calibri" officeooo:rsid="00117513" officeooo:paragraph-rsid="0011e8a8"/>
    </style:style>
    <style:style style:name="P91" style:family="paragraph" style:parent-style-name="Standard">
      <style:text-properties style:font-name="Calibri" officeooo:rsid="00135b4a" officeooo:paragraph-rsid="0011e8a8"/>
    </style:style>
    <style:style style:name="P92" style:family="paragraph" style:parent-style-name="Standard">
      <style:paragraph-properties fo:margin-top="0cm" fo:margin-bottom="0.353cm" loext:contextual-spacing="false" fo:line-height="115%"/>
      <style:text-properties style:font-name="Calibri" fo:font-size="11pt" fo:language="de" fo:country="none" officeooo:rsid="00110976" officeooo:paragraph-rsid="00110976" style:font-size-asian="11pt" style:font-name-complex="Calibri1"/>
    </style:style>
    <style:style style:name="P93" style:family="paragraph" style:parent-style-name="Standard" style:master-page-name="Standard">
      <style:paragraph-properties fo:margin-top="0cm" fo:margin-bottom="0.353cm" loext:contextual-spacing="false" fo:line-height="115%" style:page-number="auto"/>
      <style:text-properties style:font-name="Calibri" officeooo:paragraph-rsid="00110976"/>
    </style:style>
    <style:style style:name="T1" style:family="text">
      <style:text-properties style:font-name="Calibri" fo:font-weight="normal" officeooo:rsid="0036c835" style:font-weight-asian="normal" style:font-weight-complex="normal"/>
    </style:style>
    <style:style style:name="T2" style:family="text">
      <style:text-properties officeooo:rsid="001e84ee"/>
    </style:style>
    <style:style style:name="T3" style:family="text">
      <style:text-properties officeooo:rsid="001ed889"/>
    </style:style>
    <style:style style:name="T4" style:family="text">
      <style:text-properties officeooo:rsid="0030e532"/>
    </style:style>
    <style:style style:name="T5" style:family="text">
      <style:text-properties officeooo:rsid="0046d833"/>
    </style:style>
    <style:style style:name="T6" style:family="text">
      <style:text-properties officeooo:rsid="0036c835"/>
    </style:style>
    <style:style style:name="T7" style:family="text">
      <style:text-properties officeooo:rsid="00455da9"/>
    </style:style>
    <style:style style:name="T8" style:family="text">
      <style:text-properties officeooo:rsid="004d28cc"/>
    </style:style>
    <style:style style:name="T9" style:family="text">
      <style:text-properties officeooo:rsid="004ec5be"/>
    </style:style>
    <style:style style:name="T10" style:family="text">
      <style:text-properties officeooo:rsid="00110976"/>
    </style:style>
    <style:style style:name="T11" style:family="text">
      <style:text-properties style:font-name="Calibri1" style:font-name-complex="Calibri1"/>
    </style:style>
    <style:style style:name="T12" style:family="text">
      <style:text-properties style:font-name="Calibri1" fo:font-size="11pt" fo:language="de" fo:country="none" style:font-size-asian="11pt" style:font-name-complex="Calibri1"/>
    </style:style>
    <style:style style:name="T13" style:family="text">
      <style:text-properties fo:font-size="12pt" fo:language="de" fo:country="none" style:font-size-asian="12pt"/>
    </style:style>
    <style:style style:name="T14" style:family="text">
      <style:text-properties fo:font-size="12pt" fo:language="de" fo:country="none" officeooo:rsid="000e580a" style:font-size-asian="12pt"/>
    </style:style>
    <style:style style:name="T15" style:family="text">
      <style:text-properties officeooo:rsid="000fc8a4"/>
    </style:style>
    <style:style style:name="T16" style:family="text">
      <style:text-properties officeooo:rsid="0010b1f5"/>
    </style:style>
    <style:style style:name="T17" style:family="text">
      <style:text-properties fo:font-weight="normal" style:font-weight-asian="normal" style:font-weight-complex="normal"/>
    </style:style>
    <style:style style:name="T18" style:family="text">
      <style:text-properties fo:font-weight="normal" officeooo:rsid="0010b1f5" style:font-weight-asian="normal" style:font-weight-complex="normal"/>
    </style:style>
    <style:style style:name="T19" style:family="text">
      <style:text-properties fo:font-weight="normal" officeooo:rsid="0011b83d" style:font-weight-asian="normal" style:font-weight-complex="normal"/>
    </style:style>
    <style:style style:name="T20" style:family="text">
      <style:text-properties fo:font-weight="normal" officeooo:rsid="0036c835" style:font-weight-asian="normal" style:font-weight-complex="normal"/>
    </style:style>
    <style:style style:name="T21" style:family="text">
      <style:text-properties officeooo:rsid="003fdf7d"/>
    </style:style>
    <style:style style:name="T22" style:family="text">
      <style:text-properties officeooo:rsid="000f9421"/>
    </style:style>
    <style:style style:name="T23" style:family="text">
      <style:text-properties officeooo:rsid="00153549"/>
    </style:style>
    <style:style style:name="T24" style:family="text">
      <style:text-properties officeooo:rsid="0013c3c4"/>
    </style:style>
    <style:style style:name="T25" style:family="text">
      <style:text-properties officeooo:rsid="00167bad"/>
    </style:style>
    <style:style style:name="T26" style:family="text">
      <style:text-properties officeooo:rsid="002f246b"/>
    </style:style>
    <style:style style:name="T27" style:family="text">
      <style:text-properties officeooo:rsid="00232ef5"/>
    </style:style>
    <style:style style:name="T28" style:family="text">
      <style:text-properties officeooo:rsid="00304549"/>
    </style:style>
    <style:style style:name="T29" style:family="text">
      <style:text-properties officeooo:rsid="0030ec1f"/>
    </style:style>
    <style:style style:name="T30" style:family="text">
      <style:text-properties officeooo:rsid="001d3749"/>
    </style:style>
    <style:style style:name="T31" style:family="text">
      <style:text-properties officeooo:rsid="001e11f7"/>
    </style:style>
    <style:style style:name="T32" style:family="text">
      <style:text-properties officeooo:rsid="002a82c7"/>
    </style:style>
    <style:style style:name="T33" style:family="text">
      <style:text-properties officeooo:rsid="00324c9d"/>
    </style:style>
    <style:style style:name="T34" style:family="text">
      <style:text-properties fo:font-weight="bold" officeooo:rsid="003f3f0e" style:font-weight-asian="bold" style:font-weight-complex="bold"/>
    </style:style>
    <style:style style:name="T35" style:family="text">
      <style:text-properties fo:font-weight="bold" officeooo:rsid="003720a2" style:font-weight-asian="bold" style:font-weight-complex="bold"/>
    </style:style>
    <style:style style:name="T36" style:family="text">
      <style:text-properties officeooo:rsid="0014983a"/>
    </style:style>
    <style:style style:name="T37" style:family="text">
      <style:text-properties officeooo:rsid="00170092"/>
    </style:style>
    <style:style style:name="T38" style:family="text">
      <style:text-properties officeooo:rsid="001b023f"/>
    </style:style>
    <style:style style:name="T39" style:family="text">
      <style:text-properties officeooo:rsid="001c55d0"/>
    </style:style>
    <style:style style:name="T40" style:family="text">
      <style:text-properties officeooo:rsid="002386ee"/>
    </style:style>
    <style:style style:name="T41" style:family="text">
      <style:text-properties officeooo:rsid="00238940"/>
    </style:style>
    <style:style style:name="T42" style:family="text">
      <style:text-properties officeooo:rsid="001e117b"/>
    </style:style>
    <style:style style:name="T43" style:family="text">
      <style:text-properties officeooo:rsid="00296abf"/>
    </style:style>
    <style:style style:name="T44" style:family="text">
      <style:text-properties officeooo:rsid="002b1142"/>
    </style:style>
    <style:style style:name="T45" style:family="text">
      <style:text-properties officeooo:rsid="0024dd6e"/>
    </style:style>
    <style:style style:name="T46" style:family="text">
      <style:text-properties officeooo:rsid="001abe42"/>
    </style:style>
    <style:style style:name="T47" style:family="text">
      <style:text-properties officeooo:rsid="003f1f17"/>
    </style:style>
    <style:style style:name="T48" style:family="text">
      <style:text-properties officeooo:rsid="000604ec"/>
    </style:style>
    <style:style style:name="T49" style:family="text">
      <style:text-properties officeooo:rsid="00068bc7"/>
    </style:style>
    <style:style style:name="T50" style:family="text">
      <style:text-properties officeooo:rsid="0007c9be"/>
    </style:style>
    <style:style style:name="T51" style:family="text">
      <style:text-properties officeooo:rsid="000b6cc2"/>
    </style:style>
    <style:style style:name="T52" style:family="text">
      <style:text-properties officeooo:rsid="000fd2d4"/>
    </style:style>
    <style:style style:name="T53" style:family="text">
      <style:text-properties officeooo:rsid="00117513"/>
    </style:style>
    <style:style style:name="T54" style:family="text">
      <style:text-properties officeooo:rsid="00133690"/>
    </style:style>
    <style:style style:name="T55" style:family="text">
      <style:text-properties officeooo:rsid="00146952"/>
    </style:style>
    <style:style style:name="T56" style:family="text">
      <style:text-properties officeooo:rsid="00151762"/>
    </style:style>
    <style:style style:name="T57" style:family="text">
      <style:text-properties officeooo:rsid="0016cc02"/>
    </style:style>
    <style:style style:name="T58" style:family="text">
      <style:text-properties style:font-name-complex="Calibri1"/>
    </style:style>
    <style:style style:name="T59" style:family="text">
      <style:text-properties fo:font-size="11pt" fo:language="de" fo:country="none" style:font-size-asian="11pt" style:font-name-complex="Calibri1"/>
    </style:style>
    <style:style style:name="T60" style:family="text">
      <style:text-properties style:font-name="Calibri" officeooo:rsid="000fc8a4"/>
    </style:style>
    <style:style style:name="T61" style:family="text">
      <style:text-properties style:font-name="Liberation Mono" officeooo:rsid="000fc8a4"/>
    </style:style>
    <style:style style:name="T62" style:family="text">
      <style:text-properties style:font-name="Liberation Serif" officeooo:rsid="000fc8a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orwort<text:line-break/><text:line-break/>Zunächst möchte ich mich bei meinem guten Freund Florian Kratzer bedanken, der mir immer mit guten Ratschlägen und einem offenem Ohr zur Seite Stand. Außerdem möchte ich mich bei Herrn Jens Müller, für seine Unterstützung bei dieser Bachelorarbeit bedanken.<text:line-break/><text:line-break/><text:line-break/>Einleitung<text:line-break/><text:line-break/>Motivation<text:line-break/>In meinem bisherigen Studium wurde aus persönlichem Eigeninteresse ein Schwerpunkt auf die Thematik Games gelegt. Es wurden verschiedene Projekte und Fächer, welche die Thematik des Game-Designs behandeln belegt. Die dabei erlernten Kenntnisse und Fähigkeiten werden sich dabei hoffentlich im späteren Berufsleben als wertvoll und nützlich beweisen. <text:line-break/><text:line-break/>Legitimation der Arbeit<text:line-break/><text:line-break/>Wie bereits erwähnt wurden im Laufe des Studiums, weitreichende Kenntnisse im Bereich der Videospiele, insbesondere im Bereich der theoretischen Planung und Konzeption von Videosielen erworben. Die Bachelorarbeit ist eine gute Möglichkeit, diese Kenntnisse zu erweitern und konkret in einer Arbeit zu realisieren. Die abgeschlossene dürfte insbesondere <text:s/>für Entwickler von Videospielen, bzw. Personen die Interesse an verschiedenen Aspekten des Game-Designs besitzen,nützlich sein und hoffentlich als Inspiration-Quelle für weitere Arbeiten in diese Richtung dienen.<text:line-break/><text:line-break/>Ziele der Arbeit<text:line-break/><text:line-break/>Ziele der Arbeit sind, Möglichkeiten der Immersion (griech. Abtauchen), in Anwendung auf Videospiele zu Untersuchen und zu definieren. Es wird das Konzept und der Prototyp eines Videospieles entwickelt, in dem die zuvor definierten Möglichkeiten zur Immersion zur Anwendung kommen.<text:line-break/>Bei der Entwicklung des Prototypen ist hervorzuheben, das in der Konzeption Schwerpunkte gesetzt werden, auf die sich die Realisierung des Prototypen primär konzentrieren soll. Es ist kein Ziel ein fertiges, abgeschlossenes Spiel zu realisieren, sondern eine sog. Demo, also einen Spielprototyp, der nur bestimmte Aspekte des gesamten Spieles behandeln soll.<text:line-break/></text:p>
      <text:p text:style-name="P5"/>
      <text:p text:style-name="P6">Inspiration und ähnliche Spiele</text:p>
      <text:p text:style-name="P6"/>
      <text:p text:style-name="P9">Die Kernidee der Bachlorthesis besteht darin, ein innovatives, interaktives und Spiel zu konzeptieren, in dem auf immersive Weise eine Geschichte erzählt wird. Der Hauptfokus der Spieledemo liegt dabei primär, darauf eine spannende Handlung, mit einer Vielzahl an unterschiedlichen Charakteren und Ereignissen die zur Entwicklung der dieser Geschichte beitragen , welche dem Spieler immersiv miteinbeziehen, zu entwickeln.</text:p>
      <text:p text:style-name="P9"/>
      <text:p text:style-name="P9">Es wurden bereits andere Spiele veröffentlicht die ähnliche Ansprüche verfolgen, beispielsweise die Spielereihe „The walking Dead“ der Firma Telltale Games. Dieses Spiel handelt von einer Gruppe Überlebender in einer Postapocalyptischen Welt. Der Hauptfokus dieser Reihe liegt darin die Geschichte, und die Entwicklung dieser Gruppe Überlebender in mehreren Episoden, auf <text:soft-page-break/>spannende und <text:span text:style-name="T2">den Spieler miteinbeziehende Weise zu erzählen. Ein großteil des Gameplays, amchen hierbei Dialoge, die zwischen den verschiedenen Charakteren geführt werden und verschiedene Probleme behandeln, <text:s/>mit denen die Charaktere sowohl innerhalb, als auch außerhalb der Gruppe konfrontiert werden. Außerhalb dieser Diaolge ähnelt das Spiel sehr stark einem klassischem Point-and-Click Adventure-Game, der Spieler muss Rätsel lösen und in einigen Actionsequenzen sog. Event-Time ereignisse bestehen.</text:span></text:p>
      <text:p text:style-name="P9"/>
      <text:p text:style-name="P10">Ein weiteres Spiel das als Inspirationsquelle diente, ist The Banner Saga der Firma //. Dieses Spiel ist eine Mischung aus Side-Scroller und Strategyspiel. Der Spieler übernihmt die Führung eines Stammes, der durch eine fiktive, an der klassischen nordischen Mythologie orientierte Welt zieht. Dabei trifft der Stamm immer wieder auf Gegner, die im Kampf besiegt werden müssen, oder auf andere Ereignisse, die in einem Dialog-System behandelt werden. Inspesondere der Sidescroller-Stil <text:s/>war Designtechnisch gesehen, eine große Inspirationsquelle <text:span text:style-name="T3">für die Designtechnische Realisierung des Werkstücks.</text:span></text:p>
      <text:p text:style-name="P10"/>
      <text:p text:style-name="P10"/>
      <text:list xml:id="list3064090434" text:style-name="L1">
        <text:list-item>
          <text:p text:style-name="P11">Alleinstellungsmerkmal</text:p>
        </text:list-item>
      </text:list>
      <text:p text:style-name="P12"/>
      <text:p text:style-name="P13">Geht es um die spezifischen Besonderheiten, die das Werkstück von anderen Spielen abhebt, so sollte zunächst das Setting genannt werden. Die Handlung des Werkstückes mag fiktiv sein, jedoch wurde, das gesamte Spiel in einen historischen Kontext eingebunden und es wurde viel Wert darauf gelegt, die Handlung und das Setting des Spiels, möglichst realistisch, authentisch und plausibel wie möglich erscheinen zu lassen. </text:p>
      <text:p text:style-name="P14">Das eigentlich Setting behandelt zudem eine geschichtliche Periode, die in der westlichen Gesellschaft kaum <text:span text:style-name="T4">w</text:span>ahrgenommen wird, nämlich die Anfänge der europäischen Kolonisierungspolitik, deren Konsequenzen bis weit in die Gegenwart hereinreichen.</text:p>
      <text:p text:style-name="P15">Angesehen von seiner historischen Bedeutung, bietet das Spiel eine spannende und unterhaltsame Geschichte, durch ihre audiovisuelle Realisierung ein <text:span text:style-name="T4">mitreißendes Spielerlebnis bildet.</text:span></text:p>
      <text:p text:style-name="P12"/>
      <text:p text:style-name="P12"/>
      <text:list xml:id="list192019014596236" text:continue-numbering="true" text:style-name="L1">
        <text:list-item>
          <text:p text:style-name="P16">Schwerpunkt</text:p>
        </text:list-item>
      </text:list>
      <text:p text:style-name="P17"/>
      <text:p text:style-name="P18">Immersion in Videospielen</text:p>
      <text:p text:style-name="P18"/>
      <text:p text:style-name="P18">Da das <text:span text:style-name="T5">konzeptionierte</text:span> Spiel wie in // beschrieben ein „immersives“ Spieleerlebnis bieten soll, sollder Begriff der „Immersion“ in diesem Kapitel genauer definiert werden.</text:p>
      <text:p text:style-name="P18"/>
      <text:p text:style-name="P18">Der Autor Ernest Adams beschreibt in seinem Buch „Fundamentals of Game Design“, die „Immersion als „abtauchen“ in eine fiktive Welt, „Immersion is the feeling of beeing submerged in a form of entertainment, or rather beeing unaware that youre experiencing an atificial World. When. <text:span text:style-name="T6">Entscheidend für ein immersives erlebnis ist laut Adams, dass der Spieler einen Großteil seiner Aufmerksamkeit in das Spielegeschehen legt. „When you immersed in a book, movie, or game, you devote all your Attention to it and it seems real. You have lost the Track of the boundaries of the magic circle“.</text:span></text:p>
      <text:p text:style-name="P18"/>
      <text:p text:style-name="P19">Entsprechend wichtig ist es um Immersion zu erschaffen, ein solches Spielerlebniss zu bieten, das es schafft möglichst konstant die Aufmerksamkeit des Benutzers auf sch zu richten und ihn dadurch ergessen zu lassen, das es sich hierbei um eine künstlich erzeugte Welt handelt.</text:p>
      <text:p text:style-name="P19"/>
      <text:p text:style-name="P19"><text:soft-page-break/>Es ist daher eine gewiße Spannung nötig um die Immersion aufrecht zu erhalten. Adams definiert drei in Bezug auf Videospiele drei Hauptarten der Immersion, Strategische Immersion, Taktische Immersion und Narrative Immersion.</text:p>
      <text:p text:style-name="P19"/>
      <text:p text:style-name="P19"/>
      <text:p text:style-name="P20">Taktische Immersion:<text:line-break/>Adams beschreibt die taktische Immersion eines Spieles als „Trance“, der Spieler muss so schnell auf das Spielgeschehen reagieren, das seine Aufmerksamkeit keine andere Möglichkeit hat, von anderen faktoren abgelenkt zu werden.</text:p>
      <text:p text:style-name="P19"/>
      <text:p text:style-name="P20">Strategische Immersion:</text:p>
      <text:p text:style-name="P20">Muss der Spieler das Spiel „observieren“ und eigene Strategien entwickeln, „kalkulieren“ und „planen“, so liegt laut Adams eine strategische Immersion vor, der Verstand und somit die Aufmerksamkeit ist hierbei damit beschäftigt, die Spielerischen Entscheidungen zu „optimieren“.</text:p>
      <text:p text:style-name="P19"/>
      <text:p text:style-name="P19"/>
      <text:p text:style-name="P21">Narrative Immersion</text:p>
      <text:p text:style-name="P21">Die letzte und für unser Werkstück wichtigste Art der Immersion ist die narrative-Imemrsion.</text:p>
      <text:p text:style-name="P22">Sie wird von Adams als folgendermaßen beschrieben.</text:p>
      <text:p text:style-name="P22">„<text:span text:style-name="T7">Narrative Immersion is the feeling of beeing inside a story, completly involved and accepting the world and events of the story as real. Its the same immersion as that produced by a good book or movie, but in video games, the player is also an actor within the story.“</text:span></text:p>
      <text:p text:style-name="P22"/>
      <text:p text:style-name="P23">Verglicht man die evrschiedenen Arten der Immersionen, das diese teilweise starke Kontraste zueinander aufweisen. So kann ein Spiel scher eine tiefgründige Geschichte vermitteln, wenn der Spieler seine Hauptkonzentration darauf legen muss beispielsweise durch seine Reaktionsvermögen Gegner auszuschalten. Genauso ist es schwierig sich eine komplexe Strategie zu Überlegen, während man gleichzeitig <text:span text:style-name="T8">einer Geschichte folgen muss.</text:span></text:p>
      <text:p text:style-name="P23"/>
      <text:p text:style-name="P24">Aus diesem Grund <text:span text:style-name="T9">fokussiert</text:span>, sich das fertige Werkstück auf die „Narrative Immersion“, <text:span text:style-name="T9">es soll eine Geschichte erzählt werden und dies soll auf eine immersive Art geschehen</text:span>. Das Gameplay, dient <text:span text:style-name="T9">demnach hauptzwecklich dafür</text:span>, die Handlung voran zu bringen und authentisch zu unterstützen.</text:p>
      <text:p text:style-name="P23"/>
      <text:p text:style-name="P23"/>
      <text:p text:style-name="P5"><text:line-break/><text:span text:style-name="T10">Enviroment und Storytelling</text:span></text:p>
      <text:p text:style-name="P5"/>
      <text:p text:style-name="P5"/>
      <text:p text:style-name="P31">Gameplay</text:p>
      <text:p text:style-name="P31"/>
      <text:p text:style-name="P31"/>
      <text:p text:style-name="P31">Story </text:p>
      <text:p text:style-name="P31"/>
      <text:p text:style-name="P93"/>
      <text:p text:style-name="P32"/>
      <text:p text:style-name="P35">Story</text:p>
      <text:p text:style-name="P32"/>
      <text:p text:style-name="P35">Literarische Vorlage: Das Herz der Finsternis</text:p>
      <text:p text:style-name="P32"/>
      <text:p text:style-name="P32"/>
      <text:p text:style-name="P43"><text:span text:style-name="T13">Zusammenfassung:</text:span><text:line-break/><text:line-break/><text:span text:style-name="T13">Das Herz der Finsternis spielt zu Ende des 19ten Jahrhunderts und handelt von der Erzählung, des Kapitäns Marlow. Dieser bricht im Auftrag einer nicht konkret genannten Handelsgesellschaft auf um auf einem Dampfschiff, einen Fluss im Kongo aufwärts zu fahren. Er soll einige Handelsvertreter eskotieren um einen Elfenbeinhändler namens Kurz abzulösen. Während der Reise den Fluss aufwärts wiederfahren Marlow verschidene Erlebnisse, welche </text:span><text:span text:style-name="T14">die </text:span><text:span text:style-name="T13">damaligen Verhätlnisse in dem Kolonialgebiet des Belgisch-Kongo, insbesondere die Grausamkeiten und Misshandlungen an der einheimischen Bevölkerung schildern. Beispielsweise der Besuch einer Bergbaustation, deren Arbeiter im Elend vor sich hinvegetieren, oder die Rekrutierung, einheimischer Stämme durch die Handelsgesellschaft um millitärisch ihre Ambitionen durchzusetzen. </text:span></text:p>
      <text:p text:style-name="P35">Je weiter Marlow und die Crew in den Jungel vordringen, um so mehr verschwimmen die Grenzen, zwischen der "Zivilisation" und der vermeindlichen Wildnis.</text:p>
      <text:p text:style-name="P35">Der Höhepunkt der Geschichte endet schließlich, in der Begegnung mit dem berüchtigten Stationsleiters Kurz, der durch sein Handeln von den Ureinwohnern zu einer Gottheit erkoren wurde.</text:p>
      <text:p text:style-name="P32"/>
      <text:p text:style-name="P32"/>
      <text:p text:style-name="P35">Interpretation:</text:p>
      <text:p text:style-name="P35">"Das Herz der Finsternis" ist eine Auseinandersetzung, über verschiedene Themen wie Kolonialismus, Rassismus und die Definition der "Zivilisation".</text:p>
      <text:p text:style-name="P36">Die Geschichte, obowhl fiktiv hat durchaus einen wahren Hintergrund. </text:p>
      <text:p text:style-name="P36"/>
      <text:p text:style-name="P36">Dem belgische König Leopold II. wurde auf dem Berliner Kongress 1884, der gesamte Kongo als Privateigentum an den überschrieben. Leopold begann wie kein anderer zuvor, damit die einheimischen Recourrcen des Landes, unter der de facto Versklavung der Bevölkerung auszubeuten. Man geht heute davon während seiner Herrschaft die Bevölkerung des Landes um die Hälfte reduziert wurde. Zehn Millionen Menschen verloren bei diesem großen, wenig bekannte Menschheitsverbrechen ihr Leben. </text:p>
      <text:p text:style-name="P36"/>
      <text:p text:style-name="P4"><text:span text:style-name="Emphasis"><text:span text:style-name="T60">Hanjo Kesting</text:span></text:span><text:span text:style-name="T60"> vom NDR schreibt über das Herz der Finsternis:</text:span></text:p>
      <text:p text:style-name="P41">„Conrads Roman stellt eine fundamentale Kritik an der belgischen Kolonialpolitik am Kongo dar. "Den Eingeweiden des Landes Schätze zu entreißen, das war ihr Verlangen", heißt es einmal. Und an anderer Stelle: "Diese Menschen schienen von keiner hochsinnigeren Absicht geleitet zu werden als Banditen beim Aufbrechen eines Geldschranks." Damit sind die Elfenbeinhändler gemeint, deren verbrecherische Geschäfte Conrad in der Person des Kolonialagenten Kurtz verdichtete, einer Gestalt, die fast bis zum Schluss unsichtbar bleibt und nur wie ein dunkler, langsam anwachsender Schatten durch das Buch gleitet. Ohne als Person deutlichen Umriss zu gewinnen, geht eine unheimliche Fernwirkung von ihm aus. Was sich in seinem finsteren Reich abspielt, wird nur angedeutet. <text:span text:style-name="T15">[...]</text:span> Er sieht die Schrecken nicht in realer Gestalt, aber das letzte Wort, das Kurtz von sich gibt, heißt "das Grauen", im englischen Original "the horror". </text:p>
      <text:p text:style-name="P35"/>
      <text:p text:style-name="P35"><text:soft-page-break/></text:p>
      <text:p text:style-name="P35"/>
      <text:p text:style-name="P37">Historische Recherche, Wahl des Spiele-Settings</text:p>
      <text:p text:style-name="P37"/>
      <text:p text:style-name="P37">Das Spiel sollte eine Neuinterpretation, des Orginal-Werkes werden. Um eine klarere differenzierung vom Orginal zu schaffen, wurde für das Spiel,zwar die grundsätzliche Handlung um den Stationsleiter Kurz beibehalten, jedoch wurde ein neues Setting ausgewählt, in der sich die gesamte Geschichte abspielen soll.</text:p>
      <text:p text:style-name="P37"/>
      <text:p text:style-name="P38">Es wurde als Setting, Bengalen/Indien im Jahre 1773 gewählt, das diese Zeitepoche <text:s/>einige Parallelen, zur Situation im Kongo aufweißt und als geeignet befunden wurde.</text:p>
      <text:p text:style-name="P37"/>
      <text:p text:style-name="P37"/>
      <text:p text:style-name="P35"><text:span text:style-name="T16">Die britische Ost-Indien-Kompanie, war eine 1600 gegründete Handels-Gesellschaft, die innerhalb der nächsten Jahrunderte einen großen Teil Süd- Ost-Asiens mit Hilfe, eigener Armeen und der britischen Krone besetze. Sie wurde zu einem wesentlichen Faktor in der politischen landschaft, Indiens, so wurden unter ihrem direktem, oder indirektem Einfluss, Herrscher gestürtzt, oder eingesetzt.</text:span></text:p>
      <text:p text:style-name="P39"/>
      <text:p text:style-name="P39">Leidtragende der Expansion war oft die einheimische Bevölkerung der bestzten Gebiete.</text:p>
      <text:p text:style-name="P39">Sklaverei, war eine legale Arbeitsform und die Kompanie, machte hiervon durchaus gebrauch.</text:p>
      <text:p text:style-name="P39"/>
      <text:p text:style-name="P42"><text:span text:style-name="T17">„Um genügend Arbeitssklaven für die neuen Zimt- und Kaffeeplantagen zu bekommen, kidnappten Mitarbeiter sogar Kinder aus ihren Elternhäusern.“ </text:span></text:p>
      <text:p text:style-name="P39"><text:span text:style-name="T17"/></text:p>
      <text:p text:style-name="P39"><text:span text:style-name="T17"/></text:p>
      <text:p text:style-name="P39"/>
      <text:p text:style-name="P35"><text:span text:style-name="T16">1770, kam es schließlich in bengalen zu einer Hungernot, in deren Verlauf geschätzt zehn Millionen Menschen starben. An dieser Hungersnot, ist als einer der Hauptfaktoren, das Handeln der Company auszumachen. D</text:span><text:span text:style-name="T18">urch die starke, wirtschaftliche Fokussierung der Kompanie, auf die Produktion, von Handelsgütern, ging die Produktion an Nahrungsmitteln rapide zurück </text:span><text:span text:style-name="T19">und der erzwungene Verkauf von Reis an die Company, führte dazu, dass es als es 1770 zur Hungernot kam, keine Notreserven gab, auf die, die Bevölkerung zurückgreifen konnte.</text:span></text:p>
      <text:p text:style-name="P35"/>
      <text:p text:style-name="P42">„Anders als die Mogul-Herrscher vor ihnen fuhren sie [die Kompanie] in Indien Investitionen für Straßen zurück und ließen Wasserkanäle verkommen. Als sich bengalische Bauern im Juni 1770 beschwerten, dass Firmenagenten allen Reis aufkauften, wurden die Kläger vor einem einberufenen Firmenrat in Kalkutta ausgelacht.“</text:p>
      <text:p text:style-name="P35"/>
      <text:p text:style-name="P38">Das Handeln und das Leid, dass durch die OIC verursacht wurde, blieb jedoch nicht unbemerkt.</text:p>
      <text:p text:style-name="P38">1773 Wurde nach einem Unterssuchungsauschuß, der „Regualation Act“ und 1784 der „India Act“ vom britischen Parlament in London verabschiedet, der eine stärkere Regulierung der Kompanie, von staatlicher Seite zur Folge hatte.</text:p>
      <text:p text:style-name="P38"/>
      <text:p text:style-name="P40"><text:line-break/>Wie in // erwähnt ist die im Spiel erzählte Geschichte, eine essenziellsten Elemente zur Erschaffung einer Immersion. Um eine möglichst hohe Spannung und dadurch auch eine möglichst Immersion zu kreiren, wurde sich bei der konzeptionellen Strukturierung der Geschichte Innerhalb der einzelnen Levels und der // an dem klassischen Aufbau für Drama nach // orientiert.<text:line-break/><text:soft-page-break/><text:line-break/>Die Geschichte wurde in verschiedene Level und Geschichtlich Kapitel aufgeteilt. Diese Level werden entsprechen ihres Geschichtlichen Anteils und blablabla nach angeordnet.<text:line-break/><text:line-break/><text:line-break/>Kapitel<text:line-break/><text:line-break/>1. Die Reise beginnt<text:line-break/><text:line-break/>Die Crew beginnt ihre Reise im Tiefland Bengalens, dort werden sie mit den Auswirkungen der britischen Kolonialherrschaft konfrontiert, beispielsweise Sklaverei, Krieg und der grasierenden Hungersnot.<text:line-break/><text:line-break/>Dieses Level dient zur Einführung des Spielers in das Setting und den Geschichtlichen Kontext. Zur eigentlichen Entwicklung der Geschichte wird in diesem Kapitel nur wenig beigetragen.<text:line-break/><text:line-break/>2. Durch den Dschungel<text:line-break/><text:line-break/>Die Crew fährt bereits einige Tage durch den Dschungel. Durch verschiedene mysteriöse Ereignisse, beginnt die Crew ihre Mission und deren Hintergründe zu Hinterfragen. Zu Ende dieses Kapitels we<text:line-break/></text:p>
      <text:p text:style-name="P40"/>
      <text:p text:style-name="P40">visuelles Gamedesign</text:p>
      <text:p text:style-name="P40"/>
      <text:p text:style-name="P40">Audio</text:p>
      <text:p text:style-name="P32"/>
      <text:p text:style-name="P1">Tools</text:p>
      <text:p text:style-name="P2"/>
      <text:p text:style-name="P2">Die technische Realisierung des Werkstückes lässt sich grundsätzlich in zwei Bereiche unterteilen, </text:p>
      <text:p text:style-name="P44"><text:span text:style-name="T22">zum einen die Design-technische Realisierung, zum anderen die </text:span>Informationstechni<text:span text:style-name="T22">sche Realisierung. </text:span></text:p>
      <text:p text:style-name="P44"/>
      <text:p text:style-name="P45">Design</text:p>
      <text:p text:style-name="P45"/>
      <text:p text:style-name="P45">Die Design-technischen Komponenten des Werkstückes wurden Komplett durch das Programm „Adobe Photoshop“, der Firma Adobe erarbeitet. Dieses Tool wurde gewählt, da es eine sehr gute Auswahl an verschiedenen Funktionen zur digitalen Bildbearbeitung bietet und eine der am häufigsten genutzten Software im Bereich der digitalen Bildbearbeitung ist//gegebenenfalls quelle einfügen//. Dementsprechend groß ist auch die Auswahl an Begleitmaterial (Tutorials) zu dieser Software, die zu Hilfe gezogen werden können, was unter-anderem ein weiterer Grund war dieses Tool zu wählen. Die Auswahl war durchwegs zufrieden stellend und dieses Tool hat sich im Verlauf der Werkstückrealisierung bewährt. Rückblickend wäre es vielleicht effizienter gewesen für manche Aspekte der designtechnischen Realisierung, alternative Tools zu wählen, dennoch konnten alle erstrebten Aspekte zu genügend umgesetzt werden.</text:p>
      <text:p text:style-name="P44"/>
      <text:p text:style-name="P46"/>
      <text:p text:style-name="P46"/>
      <text:p text:style-name="P47">Informationstechnik</text:p>
      <text:p text:style-name="P46"/>
      <text:p text:style-name="P48"><text:soft-page-break/>Zur Realisierung der Informationstechnischen Aspekte des Werkstückes, sprich der <text:span text:style-name="T23">konkreten</text:span> Programmierung der Videospieldemo, <text:span text:style-name="T24">wurde die <text:s/>//(Spiele-Engine)// „Unity“, der Firma Unity Technologies verwendet. Es wurde die standardmäßige Entwicklungsumgebung, ohne weitere Plugins, oder andere Erweiterung verwendet. </text:span></text:p>
      <text:p text:style-name="P49">„Unity“ wurde gewählt, da es als Entwicklungsumgebung für interaktive <text:span text:style-name="T23">Grafikanwendungen</text:span> eine Vielzahl von <text:span text:style-name="T23">nützlichen </text:span>Tools zur Verfügung stellt <text:span text:style-name="T23">und durch seine gute Bedienbarkeit eine der Einsteiger freundlichsten Entwicklungsumgebungen ist. Zudem bietet Unity die erfordernde Performance für komplexe Programme und ist eine der am weitesten verbreiteten Entwicklungsumgebungen für Videospiele, was wiederum zur Folge hat, dass es auch für dieses Tool eine große Basis an Fachliteratur zur Recherche gibt. Zudem soll hervorgehoben werden, das Unity durch seine weite Verbreitung, eine sehr große Online-Community hervorgebracht hat, die insbesondere bei komplexen Problemlösungen zu Rate gezogen werden kann.</text:span></text:p>
      <text:p text:style-name="P49"/>
      <text:p text:style-name="P44"><text:span text:style-name="T25">Neben verschiedenen implementierten Funktionen, basiert die Funktionsweise von Unity auf sog. „Scripts“, auf Objekte angewandte Programme, welche die Funktionsweise der Anwendung bestimmen. Unity bietet hierfür die Möglichkeit diese Scripte in den drei Programmiersprachen, Unity-Script, C# und Boo zu verfassen. Es sollte erwähnt werden, das es ratsam ist, um Komplikationen zu vermeiden nur eine Programmiersprache für sämtliche Scripte zu verwenden. Die von mir gewählte Programmiersprache, war c#, eine </text:span>objektorientierte Allzweck-Programmiersprache, <text:span text:style-name="T25">die von der Firma Microsoft entwickelt wurde. C# wurde von mir als favorisierte Programmiersprache gewählt, da sie die eine der am häufigsten benutzen Programmiersprachen in Bezug auf Unity ist //Quelle?// und Ähnlichkeiten zu der Programmiersprache JAVA besitzt, mit der ich bereits programmiert habe. Eine Zeitlang, wurde auch in Betracht gezogen, die Programmiersprache Unity-Script zu wählen, da diese eine Abwandlung der Programmiersprache Java-Script darstellt und mit dieser Programmiersprache bereits persönliche Erfahrungen vorhanden waren. Schlussendlich fiel die Wahl auf C#, da diese Programmiersprache in Bezug auf Unity, sehr performant läuft und eine geringe Fehleranfälligkeit besitzt.</text:span></text:p>
      <text:p text:style-name="P44"/>
      <text:p text:style-name="P50"><text:span text:style-name="T26">Die </text:span><text:s/>Wahl <text:span text:style-name="T26">der</text:span> Informationstechnischen Tools war, <text:s/>durchwegs zufrieden <text:span text:style-name="T26">stellend</text:span>. Da vor <text:span text:style-name="T26">vor</text:span> dem Beginn der Realisierung, des Demo-Levels erst noch vertiefte Ken<text:span text:style-name="T27">n</text:span>tnisse in C# und Unity <text:span text:style-name="T28">angeignet werden</text:span> musste<text:span text:style-name="T26">n</text:span>, <text:span text:style-name="T26">gab es kritische Bedenken,</text:span> ob sich mit <text:span text:style-name="T26">den vorhandenen</text:span> <text:span text:style-name="T26">Kentnissen, eine</text:span> <text:span text:style-name="T26">ausreichend</text:span> <text:span text:style-name="T26">Anzahl, der </text:span>geplante<text:span text:style-name="T26">n</text:span> Aspekte umsetzten lassen würden. Dies <text:span text:style-name="T29">gelang</text:span> jedoch <text:span text:style-name="T30">in einem erheblichen, und zufriedenstellenden Umfang</text:span>.</text:p>
      <text:p text:style-name="P50"/>
      <text:p text:style-name="P51">In der Respektive betrachtet, wäre es in manchen Situationen durchaus Vorteilhaft gewesen auf bereits vorhandene Unity-Erweiterungen zuzugreifen, da <text:span text:style-name="T31">es in der persönlichen Zielsetzung jedoch essentiell war die</text:span> Spiel<text:span text:style-name="T26">inhalte,</text:span> ohne fremde <text:span text:style-name="T31">Inhalte</text:span> <text:span text:style-name="T31">zu produzieren, ist diese Option von vornherein ausgeschlossen worden. </text:span></text:p>
      <text:p text:style-name="P51"/>
      <text:p text:style-name="P7">Workflow</text:p>
      <text:p text:style-name="P7"/>
      <text:p text:style-name="P25">Bevor ich mit der konkreten Umsetzung der Werkarbeit begann, galt es zunächst für diese eine seriösen Zeitplan zu erstellen. Dies war insbesondere notwendig, da ich in den ersten Wochen zunächst noch mein Fachwissen in Unity erweitern musste und es dadurch sehr schwierig war, genau einzuschätzen, ob und in welchem Zeitraum die gewünschten Aspekte des Demolevels umgesetzt werden konnten. Um in dieser Problematik eine bessere Übersicht zu gewinnen, begann ich zunächst ein Minimal-Maximal-Anforderungsprofil zu erstellen.</text:p>
      <text:p text:style-name="P25"/>
      <text:p text:style-name="P25"><text:soft-page-break/></text:p>
      <text:p text:style-name="P52">Minimal-Maximal-Anforderungsprofil</text:p>
      <text:p text:style-name="P7"/>
      <text:p text:style-name="P26">Ich erstellte eine Liste mit verschiedenen Aspekten, die das Werkstück beinhalten sollte, anschließend wurden diese Aspekte nach dem Verhältnis ihrer Relevanz und der Technischen Umsetzungsschwierigkeit sortiert. Nun begann ich drei verschiedene Anforderungs-Profile zu erstellen. </text:p>
      <text:p text:style-name="P26"/>
      <text:p text:style-name="P26">Das Minimale<text:span text:style-name="T32">-</text:span>Anforderungsprofil:<text:line-break/>Welche minimalen Aspekte muss das Werkstück <text:span text:style-name="T33">aufweisen</text:span> um <text:span text:style-name="T32">die gesetzten Ziele für die Ausarbeitung des Werkstückes in minimaler Weise zu erfüllen.</text:span></text:p>
      <text:p text:style-name="P26"/>
      <text:p text:style-name="P27">Das Sollte-Anforderungsprofil:</text:p>
      <text:p text:style-name="P27">Welche Aspekte sollte das Werkstück erfüllen um die gesetzten Ziele für die Ausarbeitung in einer zufriedenstellenden Leistung zu erfüllen.</text:p>
      <text:p text:style-name="P27"/>
      <text:p text:style-name="P27">Das Maximal-Anforderungsprofil:</text:p>
      <text:p text:style-name="P27">Wo bestehen die Grenzen in der Umsetzung, welche Aspekte besitzen eine geringe Priorität bzw. sind nicht notwendig für eine zufriedenstellende Umsetzung.</text:p>
      <text:p text:style-name="P27"/>
      <text:p text:style-name="P8">Informationstechnischer Workflow</text:p>
      <text:p text:style-name="P27"/>
      <text:p text:style-name="P28">Diese Anforderungsprofile legten die Basis für den zeitlichen Rahmen, der Umsetzung des Werkstückes. Es wurden für die informationstechnische Umsetzung, vier verschiedene <text:s/>Prototyp-Modelle entwickelt, welche vier verschiedene Komplexitätsstufen darstellten. </text:p>
      <text:p text:style-name="P27"/>
      <text:p text:style-name="P28">Prototyp-Modell 1: <text:s/>Das an der technischen Komplexität gemessen, simpelste Modell, mit einer geringen Anzahl an technischen Funktionen.</text:p>
      <text:p text:style-name="P27"/>
      <text:p text:style-name="P28">Prototyp-Modell 2: Befriedigende Anzahl an technischen Funktionen und mittlere Komplexität in der technischen Durchführung.</text:p>
      <text:p text:style-name="P27"/>
      <text:p text:style-name="P28">Prototyp-Modell 3: Ein großes Ausmaß an technischen Funktionen, mit <text:s/>einer erheblichen Komplexität in der technischen Durchführung.</text:p>
      <text:p text:style-name="P27"/>
      <text:p text:style-name="P28">Prototyp-Modell 4: Sämtliche erwünschte technische Funktionen, höchste Komplexität der technischen Durchführung.</text:p>
      <text:p text:style-name="P27"/>
      <text:p text:style-name="P27"/>
      <text:p text:style-name="P29">Es wurde ein Zeitlimit von 8 Wochen gesetzt in dessen, Verlauf Kenntnisse für die informationstechnische <text:s/>Umsetzung gewonnen werden sollten. Diese Kenntnisse orientierten sich parallel, an dem für die jeweiligen Prototyp-Modellen benötigten Fachwissen. <text:s/>So wurden zunächst das Fachwissen für die Umsetzung des „Prototyp-Modell 1“ erworben, anschließend in retardierender Weise <text:s/>das Fachwissen für die weiteren Prototyp-Modelle. Nach Ablauf der gesetzten zeitlichen Frist wurde das aneignete Fachwissen, mit den Bedingungen für die Umsetzung der jeweiligen Prototyp-Stufen verglichen und es wurden genug Bedingungen erfüllt um den Prototypen, der Stufe drei umzusetzen.</text:p>
      <text:p text:style-name="P27"/>
      <text:p text:style-name="P30"><text:soft-page-break/>Im weiteren Verlauf der Erarbeitung des Werkstücks, wurde mit sog.“Meilensteinen“ gearbeitet, welche, die Aspekte der technischen Umsetzung definierten und deren potentiellen zeitlichen Rahmen. Bei Beendigung eines Meilensteins, wurde anschließend ein Feedback verfasst, das sowohl die erzielten Ergebnisse, als auch deren Aufwand/Ergebnis-Verhältnis beurteilte. Mit diesem Feedback, wurden gegebenenfalls weitere Meilensteine angepasst.</text:p>
      <text:p text:style-name="P27"/>
      <text:p text:style-name="P27"><text:span text:style-name="T34">Design</text:span><text:span text:style-name="T35">technischer Workflow</text:span></text:p>
      <text:p text:style-name="P8"/>
      <text:p text:style-name="P33"><text:span text:style-name="T21">Für die Umsetzung, der Designtechnischen Aspekte, wurde ein vergleichbarer Workflow angewendet. Der gravierendste Unterschied besteht darin, dass für die Umsetzung der Graphischen Komponenten, des Werkstücks, bereits das vorhandene Wissen vorhanden war. Dementsprechend, konnte eine vergleichsweise sichere Anforderungsprofile, für die einzelnen Komponenten erstellt werden. Es wurde wie in gleicher Weise zu dem informationstechnischen Workflow auch hier eine Einteilung in Meilensteine vorgenommen, welche dann in der entsprechenden Folge abgearbeitet wurde. </text:span></text:p>
      <text:p text:style-name="P33"/>
      <text:p text:style-name="P33"/>
      <text:p text:style-name="P53">Informationstechnische Realisierung</text:p>
      <text:p text:style-name="P53"/>
      <text:p text:style-name="P54">Die Szenerie</text:p>
      <text:p text:style-name="P54"/>
      <text:p text:style-name="P54">Unity bietet einen implementierten Editor, in dieseme wird eine sog. Scene dargestellt. In dieser Szene werden sämtliche im Spiel agierenden Gameobjekte Initialisiert und dargestellt.</text:p>
      <text:p text:style-name="P54"/>
      <text:p text:style-name="P54">Gameobjects</text:p>
      <text:p text:style-name="P54">Gameobjekte sind Objekte in der Szene, auf die verschiedene Skripte und andere informationen angefügt werden können. Sämtliche Layer und bla die dargestellt werden sind Gameobjekte.</text:p>
      <text:p text:style-name="P54"/>
      <text:p text:style-name="P54">Die Kamera</text:p>
      <text:p text:style-name="P54">Die Kamera fängt das gesamte geschehen in der Szene ein, da es sich bein dem Werktsück um ein 2D scrollerspiel handelt ist, die Benutzung einer einzigen kamera nötig, die das gesamte Spielgeschehen einfängt. Auf die Kamera wurde ein „Camera-Controller-Script“ angewendet. Dieses Script beherbergt einige Funktionen. Zum einen legt, das Skript fest, dass die Kamera konstant der Spielerfigur folgt. Bewegt sich die Spielerfigur, so bewegt sich auch die Kamera, so ist es unmöglich das die Spielerfigur den Radius der Kamera verlässt. Zudem wurde eine Zoom-Funktion eingebaut, werden die Tasten Q (für Nah-Zoom), oder die Tasten E(für fern Zoom) betätigt, so erweitert sich das Sichtbbild der Kamera und nimmt einen entsprechend größeren, oder kleineren Auschnitt ser Spielszene war.</text:p>
      <text:p text:style-name="P53"/>
      <text:p text:style-name="P54">Die Spielfigur </text:p>
      <text:p text:style-name="P53"/>
      <text:p text:style-name="P55">Die Spielfigur ist ein game-Object namens Player auf das ein skipt names „Player-Controller-Skript“ angewendet wurde. Dieses Skript regelt zum einen die Steuerung des Spielers, je nachdem welche Eingabe der Spieler gibt bewegt sich das Player-Objekt <text:span text:style-name="T36">auf der X- oder Y-Achse durch die Szene. Auch die darstellungen der verschiedenen Animationen, die zudem auf das Player-Obekt angewendet sind, werden duch das Skript gesteuert. Je nachdem welche Aktion der Spieler unternimmt, wird eine Entsprechende vorgefertigte Animation ausgewählt und dargestellt.</text:span></text:p>
      <text:p text:style-name="P56"/>
      <text:p text:style-name="P56">Animationen</text:p>
      <text:p text:style-name="P56"/>
      <text:p text:style-name="P57"><text:soft-page-break/>Die Unity Engine enthält ein sog. Animator-Tool, mit diesem können Key-Frame<text:span text:style-name="T37">-Animationen erstellt werden. Diese Animationen können durch Skripte auf verschiedene Gegenstände interaktiv angewandt werden.</text:span></text:p>
      <text:p text:style-name="P57"/>
      <text:p text:style-name="P58">Layer</text:p>
      <text:p text:style-name="P59">Als Layer, werden Game-Objekte bezeichnet, denen ein Spite hinzugefügt wurde, und die dazu fungieren die einzelnen Bildebenen im Spiel darzustellen. Die meisten Layer besitzen zudem eigene Skripte, die sie bei aktivierung automatisch, mit einer individuell eingestellten Geschwindigkeit von Links nach rechts wandern lassen. Verlässt ein Sprite den rechten Bildschirmrand, so wird es in der Regel an einem vordefinierten Punkt, außerhalb des Linken Bildschimrandes transformiert und bewegt sich von dort aus wieder nach rechts, über den Bildschirm und der Vorgang wiederholt sich.</text:p>
      <text:p text:style-name="P59">Die <text:span text:style-name="T38">Layer-Skripte, geben den Layern verschiedene Eigenschaften, beislpielsweise die Geschwindigkeit, mit der sie sich bewegen, die Layer-Ordnung bestimmt welche Überdeckung der Layer bestimmt, oder verschiedene Transformationsoptionen, beispielsweise werden manche Skripte an eine bestimmten Position und manche Layer an einer zufälligen Position transformiert.</text:span></text:p>
      <text:p text:style-name="P59"/>
      <text:p text:style-name="P60">Der Layer Manager</text:p>
      <text:p text:style-name="P60">Dieses Skript handelt, den Einsatz der verschiedenen Layer, es besitzt eine Vielzahl an verschiedenen Aktivierungsunktionen, welche das jeweilige Layer aktivieren. Somit müssen anderen Skripten nicht die einzelnen, zu aktivierenden Layer hinzugefügt werden, der Layer-Manager übernihmt das für sie.</text:p>
      <text:p text:style-name="P60"/>
      <text:p text:style-name="P60">Der Scene-Event-Manager</text:p>
      <text:p text:style-name="P60">Der Scene Event Manager ist das Kernstück Objektverwartlung. Sein Hauptzweck ist die Organisation der Szenerie. Durch eine Switch-Anweisung, bestimmt der Scene Event-Manager, in welcher aktuellen Szene sich das Spiel befindet. <text:span text:style-name="T39">Im SEM werden die Bedingungen für ein ändern der Szene festgelegt. Dabei greift der SEM wiederum auf andere Skripte wie den Dialog-Manager zu und überprüft ob ein ändern der Szene erforderlich ist. Sind die Bedingungen für ein Wechsel der Szene erfüllt, so wird eine Entsprechende Funktion aufgerufen, welche die Switchanweisung, die eingebundenen Variablen und Bedingungen entsprechend ändert. Zudem hat der SEM direkten Zugriff auf den Layer-Manager und kann somit gegebenfalls die passenden Layer aktivieren. Unteranderem greifen eine Vielzahl an anderen Skripten, auf den SEM zu, beispielsweise die einzelnen Dialog-Holder-Skripte, die durch die aktuelle Szene bestimmen, welche Dialogzeilen angezeigt werden müssen.</text:span></text:p>
      <text:p text:style-name="P60"/>
      <text:p text:style-name="P61">Diealog-Holder</text:p>
      <text:p text:style-name="P61">Dialog-Holder-Skripte, sind individuelle Skripte, die eine Vielzahl an unterschiedlichen String<text:span text:style-name="T40">-Listen</text:span> enthalten. Dialog-Holder geben <text:span text:style-name="T40">bei entsprechenden Bedingungen, diese String-Listen an den Dialog-Manager weiter, welcher diese visuell darstellt.</text:span></text:p>
      <text:p text:style-name="P62">Bei den Dialog-Holdern wird in Charakter-Dialog-Holder und Cutscenes unterschieden. Charakter-Dialog-Holder, <text:span text:style-name="T41">sind auf die verschiedenen Charaktere angewandt, mit denen sich der Spieler unterhalten kann. Cutscenes werden auf Objekte mit einem 2D-Collider-Trigger angewandt, welche wiederum auf verschiedene Event-Layer angewandt werden.</text:span></text:p>
      <text:p text:style-name="P60"/>
      <text:p text:style-name="P63"/>
      <text:p text:style-name="P63"/>
      <text:p text:style-name="P63">Der Dialog Manager</text:p>
      <text:p text:style-name="P63"><text:soft-page-break/>Der Dialog-Manager rege<text:span text:style-name="T42">lt, das aktivieren und Anzeigen, der Dialogbox. Wird der Manager durch ein Dialog-Holder-Skript aktiviert, so übergibt dieser Holder dem Manager einen Liste mit Strings. Der manager wiederum wählt aus dieser Liste den aktuellen Dialog-String und damit die aktuelle Dialogzeile aus. Wird ein Dialog aktiviert, so aktiviert der Dialog-Manager, entsprechende UI-Elemente, welche wiederum den aktuellen Dialog-String visuell wiedergeben. </text:span></text:p>
      <text:p text:style-name="P63"/>
      <text:p text:style-name="P63"/>
      <text:p text:style-name="P63"/>
      <text:p text:style-name="P64">Audiovisuelle Umsetzung</text:p>
      <text:p text:style-name="P64"/>
      <text:p text:style-name="P64"/>
      <text:p text:style-name="P65">Realisierung der grafischen Assets</text:p>
      <text:p text:style-name="P65"/>
      <text:p text:style-name="P65">Bei sämtlichen im Werkstück dargestellten visuellen Objekten handelt es sich um sogenannte Assets. Grafische Arbeiten, die mithilfe der Unity-Engine im Spiel dargestellt werden.</text:p>
      <text:p text:style-name="P65"/>
      <text:p text:style-name="P65">Sämtliche Grafiken wurden eigenständig durch die Benutzung von Photoshop angefertigt. Der Arbeitsvorgang bestand meistens darin, Bildmaterial zu Recherchieren, das als graphisches Vorbild diente. Mithilfe des Pinselwerkzeugs ein passendes Objekt, meistens in einem simplen Farbbild und abstrahierten Detailgrad, gezeichnet.</text:p>
      <text:p text:style-name="P65">Nach dem vollendenten Zeichenvorgang wurden, verschiedene graphische Filter auf die Objekte angewendet, unter anderem der in Photoshop implementierte Vergröberungs-Filter, der den Objekten ihren Pixelasition-Stil gab.</text:p>
      <text:p text:style-name="P65"/>
      <text:p text:style-name="P65">Pixelation-Stil</text:p>
      <text:p text:style-name="P65"/>
      <text:p text:style-name="P65">Pixelation ist ein häufiger verwendeter Stil im Indie-Game Bereich, der dem Spiel einen look geben soll, der dem der 16bit Spielen entspricht.</text:p>
      <text:p text:style-name="P65">Dieser Stil wurde aus persönlichen Gründen verwendet, da ich mit ihm einen gewissen Bezug zu alten Adventure-Spielen wie „Monkey Island“ von // herstellen will.</text:p>
      <text:p text:style-name="P65"/>
      <text:p text:style-name="P65"/>
      <text:p text:style-name="P65"/>
      <text:p text:style-name="P64"/>
      <text:p text:style-name="P66">Charakterdesign</text:p>
      <text:p text:style-name="P66">Historischer Kontext und Inspiration</text:p>
      <text:p text:style-name="P66"/>
      <text:p text:style-name="P67">Bei der Entwicklung des Charakterdesign gab es verschiedene Aspekte zu beachten, so soll zum einen das Design, die Charakteristika und Unterschiede der einzelnen Charaktere hervorheben und widerspiegeln. Zum anderen wird durch das Design auch eine klare Visuelle Abgrenzung zwischen den verschiedenen Charakteren geschaffen. Auch gab es einen Anspruch, die Kleidung der Charaktere in einem historisch, authentischem Stil zu erschaffen.</text:p>
      <text:p text:style-name="P66"/>
      <text:p text:style-name="P66"/>
      <text:p text:style-name="P67">Der Spieler</text:p>
      <text:p text:style-name="P67"/>
      <text:p text:style-name="P68">Die Spielfigur wurde als Person im mittleren Alter kreiert. Sie trägt einen kurzen Uniformrock des 18ten. Jahrhunderts in roter Farbe. Diese „Rotröcke“, sind ein bekanntes Symbol der britischen Armee, weshalb im Verlaufe der Geschichte, auch bis heute noch Angehörige der britischen Armee <text:soft-page-break/>als eben solche bezeichnet werden. Der kurze Rotrock, verdeutlicht zum einen die Zugehörigkeit der Spielfigur, zur britischen Armee, er ist kein offizielles Mitglied der East-India-Company und ist somit moralisch unabhängiger, als deren Mitglieder, zum anderen Symbolisiert sie den Status der spielerischen Figur, als „einfacher Schreiber“.</text:p>
      <text:p text:style-name="P68"/>
      <text:p text:style-name="P68">Der Kommandant</text:p>
      <text:p text:style-name="P68"/>
      <text:p text:style-name="P68">Der Kommandant der Mission, wurde trotz seines hohen Ranges als mittelalter Mann konzipiert. Dies soll zum einen den Ehrgeiz symbolisier<text:span text:style-name="T43">en mit dem er sich eine solche Position erarbeitet hat, zum anderen symbolisiert es auch seine Unerfahrenheit und seine Amoralität. Er trägt einen aufwendigen blauen Uniformrock und eine weiße Perücke, zwei Kleidungstücke die ihm ein fast Aristokratisches Aussehen geben. Zum einen Distanziert er sich mit dieser Kleidung, von seinen mitreisenden Personen, er ist ihre Führungsperson und sie sind seine Untergebenen, zum anderen ist er auch die Person die durch ihr „zivilisiertes Auftreten“ am meisten im Kontrast zur „Wildnis“ des Dschungels steht.</text:span></text:p>
      <text:p text:style-name="P68"/>
      <text:p text:style-name="P69">Der Skipper</text:p>
      <text:p text:style-name="P69"/>
      <text:p text:style-name="P69">Der Skipper ist sowohl der erfahrenste als auch <text:span text:style-name="T44">der ä</text:span>lteste Charakter, <text:s/>an Bord der Mission. <text:span text:style-name="T44">Sein langer Bart symbolisiert Weisheit und Erfahrung. Er trägt einen dunkel-violetten Uniformrock. Zwar wurde die Kleidungswahl des Skippers, durch die historische Uniform der Marinesoldaten der East-India-Company beeinflusst, deren Marinepersonal trug auch violette Uniformröcke trug.</text:span></text:p>
      <text:p text:style-name="P69"/>
      <text:p text:style-name="P70">Der Sepoy</text:p>
      <text:p text:style-name="P69"/>
      <text:p text:style-name="P70">Der Sepoy ist wie der Spielerdcharakter, auch Mitglied der britischen Armee und trägt somit einen roten Uniformrock, jedoch unterscheidensich beide Charaktere erhablich, da der Sepoy einen für seine Kultur üblichen blauen Turban und kurze gemusterte blaue Hosen trägt. Diese Art der Uniform, mit kurzen Hosen war unter den indischen Hilfstruppen, im britischen Empire weit verbreitet. </text:p>
      <text:p text:style-name="P69"/>
      <text:p text:style-name="P69"/>
      <text:p text:style-name="P71">Der Ranger</text:p>
      <text:p text:style-name="P71"><text:line-break/>Der Ranger Trägt einen grünen, zerschlißenen Uniformrock. Die Kleidung des Rangers entspricht, der Uniform der sogenanten Rogers Rangers, einer britisch-amerikanischen Jägereinheit, die im späten 17ten Jahrhundert gegründet wurde. Die Kleidung des Rangers kennzeichnet ihn als Außenseiter, während sämtliche Andere Chraktere die Kleidung tragen, die ihrer Position unterstreicht, trägt der Ranger als Offizier immer noch die selbe Kleidung, die er als einfacher Solat trug. Dieses //querulantentum unterstreicht seine millitärische Erfahrung und moralische und emotionale Distanziertheit von den Konfentionen der Zeit.</text:p>
      <text:p text:style-name="P69"/>
      <text:p text:style-name="P71"><text:line-break/></text:p>
      <text:p text:style-name="P64"/>
      <text:p text:style-name="P64"/>
      <text:p text:style-name="P64"/>
      <text:p text:style-name="P72">Dampfschiff-Design</text:p>
      <text:p text:style-name="P72"/>
      <text:p text:style-name="P73"><text:soft-page-break/>Historischer-Kontext <text:span text:style-name="T45">und Inspiration</text:span></text:p>
      <text:p text:style-name="P73"><text:line-break/>In Bezug auf den geschichtlichen Kontext, gibt es mit der Existenz des Dampfschiffes eine <text:s text:c="2"/>historische Inkorrektheit, da die Geschichte der Spieledemo im Jahr 1773 spielt, die ersten <text:s/>Dampfschiffe, aber erst gegen 1790 aufkamen.</text:p>
      <text:p text:style-name="P73">Denoch orientiert sich das <text:span text:style-name="T46">Design des Dampfschiffes stark an einem der ersten gebauten Dampfschiffen der //Dunvas?//. Das Schiff besteht <text:s/>aus einem einfachen Oberdeck und Schaufelrad, der Maschinenraum befinden sich unter Deck. Wärend der Entwicklung wurde in Betracht gezogen, eine Kabine, oder ein Unterdeck hinzuzufügen. Dies wurde auch grafisch ausgearbeitet, jedoch wieder verworfen, da ein Wechsel der Szenerie, den Spielfluss zu sehr stören würde.</text:span></text:p>
      <text:p text:style-name="P73"/>
      <text:p text:style-name="P73"/>
      <text:p text:style-name="P74">Die Idigene Bevölkerung</text:p>
      <text:p text:style-name="P75"/>
      <text:p text:style-name="P76">Das Design der Indigenen Bevölkerung, die in der Spieledemo auftritt, wurde von den Stämmen der Naga inspiriert, die im indischen Bundestaat Nagaland leben.</text:p>
      <text:p text:style-name="P77">Wie auch die Indigene Bevölkerung in der Spieledemo, so lebten auch die Stämme der Naga lange Zeit isoliert von anderen Kulturen und Nagaland, war eine der letzten Regionen, die das britische Empire besezte.</text:p>
      <text:p text:style-name="P77"/>
      <text:p text:style-name="P78">Die auftretenden Indigenen-Einwohner tragen zum Teil traditionelle Kleidung, wie Tücher und Lednenschürze <text:span text:style-name="T47">und</text:span> sind <text:span text:style-name="T47">mit typischen Waffen Indigener Stämme wie Speere, Äxte, Schilde oder Bögen bewaffnet, zum anderen Teil sind sie mit britischen Uniformröcken, oder Musketen bewaffnet, die sie vermutlich den besiegten Soldaten, der britischen Armee abgenohmen haben.</text:span></text:p>
      <text:p text:style-name="P78"/>
      <text:p text:style-name="P78"/>
      <text:p text:style-name="P79">Setting Design</text:p>
      <text:p text:style-name="P79"/>
      <text:p text:style-name="P80">Die gesamte Spieldemo findet in einem Dschungelgebiet statt, da auch die Handlung der Literarischen Vorlage „Herz der Finsternis“ zum größten Teil in einem Dschungel spielt. Als Inspiration wurden diverse Bilder verschiedener Dschungel in Bangladesh und Ost-Indischen-Bundestaaten wie // bundestaaten einfügen//, gewählt, da in diesem Gebiet, die Geschichte theoretisch gesehen stattfinden könnte.</text:p>
      <text:p text:style-name="P80"/>
      <text:p text:style-name="P73"/>
      <text:p text:style-name="P72"/>
      <text:p text:style-name="P72"/>
      <text:p text:style-name="P64"/>
      <text:p text:style-name="P64"/>
      <text:p text:style-name="P64"/>
      <text:p text:style-name="P81">Assets</text:p>
      <text:p text:style-name="P64"/>
      <text:p text:style-name="P64">Layers</text:p>
      <text:p text:style-name="P64"/>
      <text:p text:style-name="P64">Die sämtliche grafisch erstellten Layer werden in die drei Kategorien Hintergrundlayer, VordergrundLayer und Event-Layer eingeteilt. </text:p>
      <text:p text:style-name="P64"/>
      <text:p text:style-name="P64"><text:soft-page-break/>Hintergrundlayer<text:line-break/>Diese Layer stellen grafisch den Hintergrund des Spiels dar. dargestellt werden:</text:p>
      <text:p text:style-name="P64"/>
      <text:p text:style-name="P64">- Der Dschungel im Hintergrund</text:p>
      <text:p text:style-name="P64">- Die berge im Hintergund</text:p>
      <text:p text:style-name="P64">- Wolken im Hintergrund</text:p>
      <text:p text:style-name="P82">- Vögel im Hintergrund</text:p>
      <text:p text:style-name="P82"/>
      <text:p text:style-name="P82">Allen Hintergrund-Layern gemeinsam ist eine gröbere Pixilierung, ein simples Farbbild, so wie eine <text:s/>geringes Detailreichtum. Diese gestalterischen Entscheidungen wurden getroffen, da die Hintergrund-Layer eine passive Rolle einnehmen und einem dekorativen Zweck dienen. Sie sollen zur Tiefenwirkung und Atmosphäre beitragen, sind jedoch für die geschichtliche und spielerische Entwicklung irrelevant.</text:p>
      <text:p text:style-name="P82"/>
      <text:p text:style-name="P82">Fordergrund-Layer:</text:p>
      <text:p text:style-name="P82"/>
      <text:p text:style-name="P82">Ein Großteil der Vordergrund-Layer könnte aus gestalterischer Sichtweise auch als „Hintergund“ bezeichnet werden, da sie sich hinter dem Spieler und anderen Akteuren befinden. Da diese Layer jedoch aktiv zur Entwicklung der Spieleszene beitragen ist diese Sichtweise durchaus diskutabel. Eine Vielzahl der im Spiel vorhandenen Ergeignisse findet innerhalb dieser Layer statt und die Vordergrundlayer ändern sich, im Gegensatz zu den eher passiven/statischen Hintergund-Layern durch Ereignisse auch visuell. Die Aufmerksamkeit des Spielers <text:span text:style-name="T48">soll bewußt auf diese</text:span> Layer, <text:span text:style-name="T48">gelenkt werden. Dies geschieht durch ein hohes Detailreichtum und ein chaotisches und „unübersichtliches“ Design. </text:span></text:p>
      <text:p text:style-name="P82"/>
      <text:p text:style-name="P82"><text:s/><text:span text:style-name="T48">Dargestellt wird der Dschungel in unmittelbarer Nähe zum Fluss. Im Verlauf der Spieledemo, ändern sich die Vordergrund-Layer, sie nehmen visuell immer mehr Platz in der Szene ein. Durch diese vermehrte Platzeinahme tragen sie aktiv zur atmosphärischen Entwicklung bei, der Dschungel nihmt nicht nur im übertragenden Sinne, sondern auch visuell immer mehr Platz ein. Dadurch soll ein klaustrophobisches Gefühl vermittelt werden, der Dschungel ergo. Die Bedrohung kommt dem Spieler immer Näher.</text:span></text:p>
      <text:p text:style-name="P83">Um dieses Gefühl zu verstärken, erhöhen sich im Verlaufe des Levels, die Anzahl der Paralax-skrollenden Layer, der Dschungel kommt nicht nur näher, der Spieler kanna cuh visuell tiefer in ihn hineinsehen und erhöt somit die Aufmerksamkeit auf diesen Bildbereich. Die Vordergrund-Dschungel-Layer bestehen aus.</text:p>
      <text:p text:style-name="P83"/>
      <text:p text:style-name="P83">- Dem fernen Dschungel, mit einem skrollendem layer</text:p>
      <text:p text:style-name="P64"/>
      <text:p text:style-name="P83">-<text:span text:style-name="T49">Dem mittel-nahen Dschungel mit zwei paralax skrollenden Layern</text:span></text:p>
      <text:p text:style-name="P83"/>
      <text:p text:style-name="P84">- Dem sehr nahen Dchungel mit drei paralax skrollenden Layern.</text:p>
      <text:p text:style-name="P84">In die Vordergrund-Layer Gruppe können auch die Fluss-Layer eingeordnet werden, da diese sich visuell vor den Hintergrund-Layern befinden, <text:span text:style-name="T50">jedoch während des gesamten Levels keine Aktive Rolle einnehmen.</text:span></text:p>
      <text:p text:style-name="P84"/>
      <text:p text:style-name="P84"/>
      <text:p text:style-name="P84"/>
      <text:p text:style-name="P85">Event-Layers </text:p>
      <text:p text:style-name="P85"/>
      <text:p text:style-name="P86"><text:soft-page-break/>Diese Layer werden nur aktiv durch Ereignisse aktiviert und eingesetzt und sind sonst audiovisuell nicht wahrnehmbar. Ein Teil dieser Layer bindet sich subtil in die beiden anderen Layergruppen ein, so ist das „Feuer“-Layer ein weiterer Berg, der im Hintergrund-Layerbereich eingesetzt <text:span text:style-name="T51">wird, während beispielsweise das „Lager-Layer“ in den Vordergrund-Layerbereich eingebunden ist. Diese natürliche Einbindung sorgt dafür, das die Ereignisse natürlich und glaubhaft vermittelt werden, sie sollen nicht zu stark aus dem passiven Hintergrund herauszustechen, der Spieler muss sie erst „endecken“.</text:span></text:p>
      <text:p text:style-name="P87">Zu den Event Layern zählen…</text:p>
      <text:p text:style-name="P87"/>
      <text:p text:style-name="P87">//einfügen</text:p>
      <text:p text:style-name="P87"/>
      <text:p text:style-name="P87"><text:s/></text:p>
      <text:p text:style-name="P64"/>
      <text:p text:style-name="P88">Animation<text:span text:style-name="T52">en &amp; Partikeleffekte</text:span></text:p>
      <text:p text:style-name="P88"/>
      <text:p text:style-name="P89">Als „Animation“ werden in diesem Kontext sog. „Keyframe-Animationen“ bezeichnet, die aus einer Abfolge Bilder bestehen. Diese graphischen Arbeiten, wurden zunächst in Adobe Photoshop erstellt und anschließend Mit dem „Unity-Animator“-Tool animiert. </text:p>
      <text:p text:style-name="P89"/>
      <text:p text:style-name="P89">In dem fertigen Werkstück verwendet, werden zum einen die „Character“-Animationen, welche die Bewegung des Spielers und der anderen Akteure darstellen, sowie Sog. „Event“-Animations, <text:span text:style-name="T53">Animationen die Ereignisse darstellen.</text:span></text:p>
      <text:p text:style-name="P89"/>
      <text:p text:style-name="P90">Character-Animations</text:p>
      <text:p text:style-name="P90"/>
      <text:p text:style-name="P90">Player-Animation</text:p>
      <text:p text:style-name="P90">Da sich die Spielfigur auf dem gesamten Boot bewegen lässt, wurden für diese Spielfigur mehrere Keyframe Animationen für das Gehen in verschiedene Richtungen erstellt.</text:p>
      <text:p text:style-name="P90"/>
      <text:p text:style-name="P90">//<text:span text:style-name="T54">einfügen</text:span></text:p>
      <text:p text:style-name="P90"/>
      <text:p text:style-name="P90">NPS-Animations</text:p>
      <text:p text:style-name="P90">Die NPCs befinden sich während des gesamten Levels über an festen Positionen, für sie wurden keine Bewegungsanimationen benötigt. Um die NPC, lebhafter darzustellen, wurden sog. „Idle“-Animationen erstellt, Animationen die sie beim Ausüben einer Tätigkeit zeigen.</text:p>
      <text:p text:style-name="P90"/>
      <text:p text:style-name="P90">//<text:span text:style-name="T54">einfügen</text:span></text:p>
      <text:p text:style-name="P90"/>
      <text:p text:style-name="P91">Partikel<text:span text:style-name="T55">-E</text:span>ffekte</text:p>
      <text:p text:style-name="P91"/>
      <text:p text:style-name="P91">Unity bietet ein implementiertes Tool zur Erstellung von Partikel-Effekten an, dieses w<text:span text:style-name="T56">ird</text:span> genutzt um den animierten Rauch des Dampfschiffes, sowie den <text:span text:style-name="T56">a</text:span>nimierten Rauch des „Fire“-Layers <text:span text:style-name="T57">im Spiel </text:span>zu kreieren. </text:p>
      <text:p text:style-name="P90"><text:s/></text:p>
      <text:p text:style-name="P64"/>
      <text:p text:style-name="P75">Das Dampfschiff-Design</text:p>
      <text:p text:style-name="P75"/>
      <text:p text:style-name="P73"/>
      <text:p text:style-name="P75">Das Dampfschiff besteht aus Zwei Layern die Übereinander plaziert wurden. </text:p>
      <text:p text:style-name="P64"><text:soft-page-break/></text:p>
      <text:p text:style-name="P63"/>
      <text:p text:style-name="P63"/>
      <text:p text:style-name="P60"/>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4"/>
      <text:p text:style-name="P3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8:40:09.438000000</meta:creation-date>
    <dc:date>2018-01-21T19:20:18.824000000</dc:date>
    <meta:editing-duration>PT27M30S</meta:editing-duration>
    <meta:editing-cycles>4</meta:editing-cycles>
    <meta:generator>LibreOffice/5.3.7.2$Windows_X86_64 LibreOffice_project/6b8ed514a9f8b44d37a1b96673cbbdd077e24059</meta:generator>
    <meta:document-statistic meta:table-count="0" meta:image-count="0" meta:object-count="0" meta:page-count="16" meta:paragraph-count="174" meta:word-count="5099" meta:character-count="38356" meta:non-whitespace-character-count="33360"/>
  </office:meta>
</office:document-meta>
</file>